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e99" officeooo:paragraph-rsid="00054e99"/>
    </style:style>
    <style:style style:name="P2" style:family="paragraph" style:parent-style-name="Standard">
      <style:text-properties officeooo:rsid="00066af2" officeooo:paragraph-rsid="00066af2"/>
    </style:style>
    <style:style style:name="P3" style:family="paragraph" style:parent-style-name="Standard">
      <style:text-properties fo:font-weight="bold" officeooo:rsid="00054e99" officeooo:paragraph-rsid="00054e9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4e99" officeooo:paragraph-rsid="00054e99" style:font-weight-asian="bold" style:font-weight-complex="bold"/>
    </style:style>
    <style:style style:name="P5" style:family="paragraph" style:parent-style-name="Standard">
      <style:text-properties fo:font-weight="bold" officeooo:rsid="00066af2" officeooo:paragraph-rsid="00066af2" style:font-weight-asian="bold" style:font-weight-complex="bold"/>
    </style:style>
    <style:style style:name="P6" style:family="paragraph" style:parent-style-name="Standard">
      <style:text-properties fo:font-style="italic" officeooo:rsid="00066af2" officeooo:paragraph-rsid="00066af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NDING MACHINE USER STORIES</text:p>
      <text:p text:style-name="P1"/>
      <text:p text:style-name="P3">Money</text:p>
      <text:p text:style-name="P1">- add quarters</text:p>
      <text:p text:style-name="P1">- add dimes</text:p>
      <text:p text:style-name="P1">- add nickels</text:p>
      <text:p text:style-name="P1"/>
      <text:p text:style-name="P3">Item</text:p>
      <text:p text:style-name="P1">- select item</text:p>
      <text:p text:style-name="P1">- cancel</text:p>
      <text:p text:style-name="P1"/>
      <text:p text:style-name="P3">Exit</text:p>
      <text:p text:style-name="P1"/>
      <text:p text:style-name="P1"/>
      <text:p text:style-name="P5">Main Menu:</text:p>
      <text:p text:style-name="P2">1. Add money (display add money screen)</text:p>
      <text:p text:style-name="P2">2. Select item (display select item screen)</text:p>
      <text:p text:style-name="P2">3. exit</text:p>
      <text:p text:style-name="P2"/>
      <text:p text:style-name="P6">Option 1: </text:p>
      <text:p text:style-name="P2">1. add quarters</text:p>
      <text:p text:style-name="P2">2. add dimes</text:p>
      <text:p text:style-name="P2">3. add nickels</text:p>
      <text:p text:style-name="P2">4. select an item</text:p>
      <text:p text:style-name="P2">5. return to main menu</text:p>
      <text:p text:style-name="P2"/>
      <text:p text:style-name="P6">Option 2: </text:p>
      <text:p text:style-name="P2">1. Snickers</text:p>
      <text:p text:style-name="P2">2. Payday</text:p>
      <text:p text:style-name="P2">3. V8</text:p>
      <text:p text:style-name="P2">5. <text:s/>add more money</text:p>
      <text:p text:style-name="P2"/>
      <text:p text:style-name="P6">Option 3</text:p>
      <text:p text:style-name="P2">1. Exit</text:p>
      <text:p text:style-name="P2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1:47:41.317119307</meta:creation-date>
    <dc:date>2015-06-14T12:12:13.827561843</dc:date>
    <meta:editing-duration>PT9M22S</meta:editing-duration>
    <meta:editing-cycles>1</meta:editing-cycles>
    <meta:document-statistic meta:table-count="0" meta:image-count="0" meta:object-count="0" meta:page-count="1" meta:paragraph-count="26" meta:word-count="75" meta:character-count="357" meta:non-whitespace-character-count="305"/>
    <meta:generator>LibreOffice/4.2.8.2$Linux_X86_64 LibreOffice_project/420m0$Build-2</meta:generator>
  </office:meta>
</office:document-meta>
</file>